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 style:list-style-name="L1"/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SplitterJoiner 0.1</text:p>
      <text:p text:style-name="P2">Copyright 2009. shiz</text:p>
      <text:p text:style-name="P2"/>
      <text:p text:style-name="P3">This software is released under the LGPL.</text:p>
      <text:p text:style-name="P3"/>
      <text:p text:style-name="P3">This is the source release.</text:p>
      <text:p text:style-name="Standard"/>
      <text:p text:style-name="P4">FileSplitterJoiner comes as two parts:</text:p>
      <text:list xml:id="list970863420" text:style-name="L1">
        <text:list-item>
          <text:p text:style-name="P5"><text:span text:style-name="T1">A program called filesplitter which splits the file into multiple parts. Run the program, type in the full file name and choose the method of splitting. Then press </text:span><text:span text:style-name="T2">Split</text:span><text:span text:style-name="T1">. If the original file is called boat.mkv, then the parts are called boat.mkv.1, <text:s/>boat.mkv.2, etc.</text:span></text:p>
        </text:list-item>
        <text:list-item>
          <text:p text:style-name="P5"><text:span text:style-name="T1">A program called filejoiner which joins the multiple parts into a single file. Run the program, type in the full file name of </text:span><text:span text:style-name="T2">the last part</text:span><text:span text:style-name="T1">. Then press </text:span><text:span text:style-name="T2">Join</text:span><text:span text:style-name="T1">. The filename will be the name of the original fi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ss Lagerwall</meta:initial-creator>
    <meta:creation-date>2009-03-26T21:49:06.46</meta:creation-date>
    <dc:date>2009-07-05T18:14:10</dc:date>
    <meta:editing-duration>PT00H35M59S</meta:editing-duration>
    <meta:editing-cycles>8</meta:editing-cycles>
    <meta:generator>OpenOffice.org/3.0$Linux OpenOffice.org_project/300m15$Build-9379</meta:generator>
    <meta:document-statistic meta:table-count="0" meta:image-count="0" meta:object-count="0" meta:page-count="1" meta:paragraph-count="7" meta:word-count="107" meta:character-count="628"/>
    <meta:user-defined meta:name="Info 1"/>
    <meta:user-defined meta:name="Info 2"/>
    <meta:user-defined meta:name="Info 3"/>
    <meta:user-defined meta:name="Info 4"/>
  </office:meta>
</office:document-meta>
</file>